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B5099D95B40D82B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6339in"/>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Footer">
      <style:text-properties fo:font-size="9pt" officeooo:paragraph-rsid="001dad5e" style:font-size-asian="9pt" style:font-size-complex="9pt"/>
    </style:style>
    <style:style style:name="T1" style:family="text">
      <style:text-properties officeooo:rsid="001465e2"/>
    </style:style>
    <style:style style:name="T2" style:family="text">
      <style:text-properties style:font-name="Times New Roman" fo:font-size="12pt" style:font-size-asian="12pt" style:font-size-complex="12pt"/>
    </style:style>
    <style:style style:name="T3" style:family="text">
      <style:text-properties officeooo:rsid="001a724b"/>
    </style:style>
    <style:style style:name="T4" style:family="text">
      <style:text-properties officeooo:rsid="001c83c2"/>
    </style:style>
    <style:style style:name="T5" style:family="text">
      <style:text-properties officeooo:rsid="001dad5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CoatRack</text:span> <text:span text:style-name="T4">Entity </text:span>Contributor License Agreement</text:p>
      <text:p text:style-name="Standard"/>
      <text:p text:style-name="Standard">Thank you for your interest in contributing to <text:span text:style-name="T1">CoatRack</text:span> ("We" or "Us").</text:p>
      <text:p text:style-name="Standard"/>
      <text:p text:style-name="Standard">This contributor agreement ("Agreement") documents the rights granted by contributors to Us. To make this document effective, please following the instructions at <text:a xlink:type="simple" xlink:href="https://github.com/coatrack/cla/signing-template.md" text:style-name="Internet_20_link" text:visited-style-name="Visited_20_Internet_20_Link"><text:span text:style-name="T1">signing-template.md</text:span></text:a>. This is a legally binding document, so please read it carefully before agreeing to it. The Agreement may cover more than one software project managed by Us.</text:p>
      <text:p text:style-name="Standard"/>
      <text:p text:style-name="P2">1. Definitions</text:p>
      <text:p text:style-name="Standard"/>
      <text:p text:style-name="Standard"><text:s text:c="8"/>"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Standard"/>
      <text:p text:style-name="P2">2. Grant of Rights</text:p>
      <text:p text:style-name="Standard"/>
      <text:p text:style-name="P3"><text:soft-page-break/>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3">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3">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text:soft-page-break/>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text:span text:style-name="T2">e may use the following licenses for Media in the Contribution: Creative Commons<text:line-break/>Attribution 3.0 (i</text:span>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2">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 The grant of rights under Section 2 does not violate any grant of rights which You or Your Affiliates have made to third parties.</text:p>
      <text:p text:style-name="Standard"/>
      <text:p text:style-name="P2">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2">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text:soft-page-break/></text:p>
      <text:p text:style-name="P2">6. Miscellaneous</text:p>
      <text:p text:style-name="Standard"/>
      <text:p text:style-name="Standard">6.1 This Agreement will be governed by and construed in accordance with the laws of <text:span text:style-name="T3">Germany</text:spa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1" draw:name="graphics1" text:anchor-type="paragraph" svg:width="0.9165in" svg:height="0.3228in" draw:z-index="0"><draw:image xlink:href="Pictures/10000000000000580000001FB5099D95B40D82B4.png" xlink:type="simple" xlink:show="embed" xlink:actuate="onLoad" draw:mime-type="image/png"/></draw:frame>This work is licensed under a <text:a xlink:type="simple" xlink:href="http://creativecommons.org/licenses/by/3.0/" text:style-name="Internet_20_link" text:visited-style-name="Visited_20_Internet_20_Link">Creative Commons Attribution 3.0 Unported License</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officeooo:paragraph-rsid="001dad5e" style:font-size-asian="9pt" style:font-size-complex="9pt"/>
    </style:style>
    <style:style style:name="MT1" style:family="text">
      <style:text-properties officeooo:rsid="001dad5e"/>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Derived from “</text:span><text:a xlink:type="simple" xlink:href="http://harmonyagreements.org/docs/ha-cla-e-v1.odt" text:style-name="Internet_20_link" text:visited-style-name="Visited_20_Internet_20_Link">Harmony Entity Contributor License Agreement</text:a>” <text:span text:style-name="MT1">by </text:span><text:a xlink:type="simple" xlink:href="http://harmonyagreements.org/" text:style-name="Internet_20_link" text:visited-style-name="Visited_20_Internet_20_Link"><text:span text:style-name="MT1">Harmony</text:span></text:a> <text:span text:style-name="MT1">is licensed under </text:span><text:a xlink:type="simple" xlink:href="http://creativecommons.org/licenses/by/3.0/" text:style-name="Internet_20_link" text:visited-style-name="Visited_20_Internet_20_Link"><text:span text:style-name="MT1">Creative Commons Attribution 3.0 Unported License</text:span></text:a><text:span text:style-name="MT1">, </text:span>Version 1.0 <text:span text:style-name="MT1">from </text:span>July 4, 2011.</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05-20T19:25:07</meta:creation-date>
    <dc:date>2021-11-05T12:57:14.555000000</dc:date>
    <meta:editing-duration>PT1H11M55S</meta:editing-duration>
    <meta:editing-cycles>29</meta:editing-cycles>
    <meta:generator>LibreOffice/7.1.0.3$Windows_X86_64 LibreOffice_project/f6099ecf3d29644b5008cc8f48f42f4a40986e4c</meta:generator>
    <meta:document-statistic meta:table-count="0" meta:image-count="1" meta:object-count="0" meta:page-count="4" meta:paragraph-count="45" meta:word-count="1605" meta:character-count="9943" meta:non-whitespace-character-count="8314"/>
  </office:meta>
</office:document-meta>
</file>